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333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svg:stroke-width="0.051cm" svg:stroke-color="#333366" draw:marker-start-width="0.276cm" draw:marker-end-width="0.276cm" draw:fill="solid" draw:fill-color="#9999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1cm" svg:stroke-color="#ff3333" draw:marker-start-width="0.276cm" draw:marker-end-width="0.276cm" draw:stroke-linejoin="none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color="#eb613d" draw:fill="solid" draw:fill-color="#ffffcc" draw:textarea-horizontal-align="justify" draw:textarea-vertical-align="middle" draw:auto-grow-height="false" draw:shadow="visible" draw:shadow-offset-x="0.152cm" draw:shadow-offset-y="0.152cm" draw:shadow-color="#ff9966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715cm" svg:x="5.58cm" svg:y="7.9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951cm" svg:height="1.905cm" svg:x="9.786cm" svg:y="9.291cm">
            <text:p/>
            <draw:enhanced-geometry svg:viewBox="0 0 21600 21600" draw:type="block-arc" draw:modifiers="174.267624945558 7787.2297504525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1" draw:layer="layout" svg:width="0.567cm" svg:height="0.733cm" svg:x="11.324cm" svg:y="9.832cm">
            <text:p/>
            <draw:enhanced-geometry svg:viewBox="0 0 21600 21600" draw:text-areas="?f0 0 ?f2 ?f5" draw:type="down-arrow" draw:modifiers="12633.1288343558 9177.80784844384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" draw:text-style-name="P2" draw:layer="layout" svg:width="5.08cm" svg:height="2.155cm" svg:x="8.557cm" svg:y="8.384cm">
          <draw:text-box>
            <text:p><text:span text:style-name="T1">Manipulations</text:span></text:p>
          </draw:text-box>
        </draw:frame>
        <draw:custom-shape draw:style-name="gr4" draw:text-style-name="P3" draw:layer="layout" svg:width="4.245cm" svg:height="1.905cm" svg:x="13.3cm" svg:y="10.958cm">
          <text:p text:style-name="P1"><text:span text:style-name="T2">Restitu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245cm" svg:height="1.905cm" svg:x="3.975cm" svg:y="10.96cm">
          <text:p text:style-name="P1"><text:span text:style-name="T2">Pars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5.015cm" svg:height="2.283cm" svg:x="8.255cm" svg:y="10.782cm">
          <text:p text:style-name="P1"><text:span text:style-name="T1">Représentation</text:span></text:p>
          <text:p text:style-name="P1"><text:span text:style-name="T1">en mémo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4cm" svg:height="3.175cm" svg:x="1.435cm" svg:y="10.325cm">
          <text:p text:style-name="P1"><text:span text:style-name="T2">Fichier</text:span></text:p>
          <text:p text:style-name="P1"><text:span text:style-name="T2"><text:s/></text:span><text:span text:style-name="T2">de code</text:span></text:p>
          <text:p text:style-name="P1"><text:span text:style-name="T2">AS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3.175cm" svg:x="17.55cm" svg:y="10.325cm">
          <text:p text:style-name="P1"><text:span text:style-name="T2">Fichier</text:span></text:p>
          <text:p text:style-name="P1"><text:span text:style-name="T2">De code</text:span></text:p>
          <text:p text:style-name="P1"><text:span text:style-name="T2">AS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7T12:57:54</meta:creation-date>
    <dc:date>2011-03-01T16:34:17</dc:date>
    <meta:editing-duration>PT00H26M20S</meta:editing-duration>
    <meta:editing-cycles>7</meta:editing-cycles>
    <meta:generator>OpenOffice.org/3.1$Linux OpenOffice.org_project/310m19$Build-9420</meta:generator>
    <meta:document-statistic meta:object-count="10"/>
  </office:meta>
</office:document-meta>
</file>